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stored using Open Document Format standard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7-02-23T13:17:11</meta:creation-date>
    <dc:date>2007-02-23T13:18:24</dc:date>
    <dc:language>sv-SE</dc:languag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8" meta:character-count="51"/>
  </office:meta>
</office:document-meta>
</file>